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28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7.1366in" svg:height="6.029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1-21T14:30:00.04</meta:creation-date>
    <dc:date>2022-02-21T13:50:24.53</dc:date>
    <dc:creator>James Lombardi</dc:creator>
    <meta:editing-duration>PT24M9S</meta:editing-duration>
    <meta:editing-cycles>3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1854in"/>
    </style:style>
    <style:style style:name="co11" style:family="table-column">
      <style:table-column-properties fo:break-before="auto" style:column-width="0.524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00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100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5" style:family="text">
      <style:text-properties style:text-position="0% 100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style:font-name="Times New Roman" fo:font-size="14pt" fo:language="en" fo:country="US" fo:font-style="italic" style:font-name-asian="Microsoft YaHei" style:font-size-asian="14pt" style:font-style-asian="italic" style:font-name-complex="Lucida Sans" style:font-size-complex="14pt" style:font-style-complex="italic"/>
    </style:style>
    <style:style style:name="T10" style:family="text">
      <style:text-properties style:text-position="0% 100%" style:font-name="Times New Roman" fo:font-size="12pt" fo:language="en" fo:country="US" fo:font-style="normal" style:font-name-asian="Microsoft YaHei" style:font-size-asian="12pt" style:font-style-asian="normal" style:font-name-complex="Lucida Sans" style:font-size-complex="12pt" style:font-style-complex="normal"/>
    </style:style>
    <style:style style:name="T11" style:family="text">
      <style:text-properties style:text-position="0% 100%" style:font-name="Times New Roman" fo:font-size="12pt" fo:language="en" fo:country="US" fo:font-style="italic" style:font-name-asian="Microsoft YaHei" style:font-size-asian="12pt" style:font-style-asian="italic" style:font-name-complex="Lucida Sans" style:font-size-complex="1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7" style:family="text">
      <style:text-properties fo:font-style="normal" style:font-style-asian="normal" style:font-style-complex="normal"/>
    </style:style>
    <style:style style:name="T27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text-position="33% 58%" fo:font-size="14pt" style:font-size-asian="14pt" style:font-size-complex="14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text-position="0% 100%" fo:font-size="12pt" fo:font-style="normal" style:font-size-asian="12pt" style:font-style-asian="normal" style:font-size-complex="12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9"/>
        <table:table-column table:style-name="co8" table:default-cell-style-name="ce14"/>
        <table:table-column table:style-name="co9" table:default-cell-style-name="ce18"/>
        <table:table-column table:style-name="co10" table:default-cell-style-name="ce18"/>
        <table:table-column table:style-name="co11" table:default-cell-style-name="ce1"/>
        <table:table-row table:style-name="ro1">
          <table:table-cell office:value-type="string">
            <text:p>Table 6. Photon energies (<text:span text:style-name="T1">E</text:span><text:span text:style-name="T2">p</text:span>(<text:span text:style-name="T1">n</text:span><text:span text:style-name="T2">f</text:span>,<text:span text:style-name="T1">n</text:span><text:span text:style-name="T2">i</text:span>)) in the hydrogen spectrum used to construct Table 7 and Fig. 12. <text:span text:style-name="T1">E</text:span><text:span text:style-name="T2">p</text:span>'s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1">
          <table:table-cell office:value-type="string">
            <text:p><text:span text:style-name="T3">are in units of cm</text:span><text:span text:style-name="T4">-1</text:span><text:span text:style-name="T5">. </text:span><text:span text:style-name="T3">Bolded </text:span><text:span text:style-name="T6">E</text:span><text:span text:style-name="T7">p</text:span><text:span text:style-name="T3">'s are in the range 617.3-2239.5 cm</text:span><text:span text:style-name="T8">-1</text:span><text:span text:style-name="T3">. </text:span><text:span text:style-name="T6">n</text:span><text:span text:style-name="T9">f</text:span><text:span text:style-name="T10"> and </text:span><text:span text:style-name="T11">n</text:span><text:span text:style-name="T9">i </text:span><text:span text:style-name="T10">are defined in section 2.7.</text:span>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2">
          <table:table-cell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3"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 table:style-name="ce7" office:value-type="string">
            <text:p><text:span text:style-name="T12"><text:s text:c="4"/></text:span><text:span text:style-name="T12">n</text:span><text:span text:style-name="T13">f</text:span><text:span text:style-name="T1"> </text:span>= <text:span text:style-name="T14">4</text:span></text:p>
          </table:table-cell>
          <table:table-cell office:value-type="string">
            <text:p><text:s text:c="6"/>[ <text:span text:style-name="T1">i </text:span><text:span text:style-name="T17">]</text:span></text:p>
          </table:table-cell>
          <table:table-cell table:style-name="ce12" office:value-type="string">
            <text:p><text:s text:c="3"/>n<text:span text:style-name="T13">f</text:span><text:span text:style-name="T1"> </text:span>= <text:span text:style-name="T14">5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" office:value-type="string">
            <text:p><text:span text:style-name="T12"><text:s text:c="2"/></text:span><text:span text:style-name="T12">n</text:span><text:span text:style-name="T27">f</text:span><text:span text:style-name="T1"> </text:span>= <text:span text:style-name="T14">6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7" office:value-type="string">
            <text:p><text:span text:style-name="T12"><text:s/></text:span><text:span text:style-name="T12">n</text:span><text:span text:style-name="T13">f</text:span><text:span text:style-name="T1"> </text:span>= <text:span text:style-name="T14">7</text:span></text:p>
          </table:table-cell>
          <table:table-cell table:style-name="ce10" office:value-type="string">
            <text:p><text:s text:c="13"/>[ <text:span text:style-name="T1">i </text:span><text:span text:style-name="T17">]</text:span></text:p>
          </table:table-cell>
          <table:table-cell table:style-name="ce7" office:value-type="string">
            <text:p><text:span text:style-name="T12"><text:s text:c="2"/></text:span><text:span text:style-name="T12">n</text:span><text:span text:style-name="T13">f</text:span><text:span text:style-name="T1"> </text:span>= <text:span text:style-name="T14">8</text:span></text:p>
          </table:table-cell>
          <table:table-cell table:style-name="ce7"/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</table:table-row>
        <table:table-row table:style-name="ro1">
          <table:table-cell table:style-name="ce3" office:value-type="string">
            <text:p><text:s text:c="2"/>5</text:p>
          </table:table-cell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/>
          <table:table-cell table:style-name="ce1" office:value-type="string">
            <text:p><text:s text:c="8"/>x</text:p>
          </table:table-cell>
          <table:table-cell table:style-name="ce1"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3" office:value-type="string">
            <text:p><text:s text:c="2"/>5</text:p>
          </table:table-cell>
        </table:table-row>
        <table:table-row table:style-name="ro2">
          <table:table-cell office:value-type="string">
            <text:p><text:s text:c="2"/>6</text:p>
          </table:table-cell>
          <table:table-cell table:style-name="ce9" office:value-type="string">
            <text:p><text:s text:c="7"/>↓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 text:c="2"/>1341.2 <text:s text:c="2"/></text:p>
          </table:table-cell>
          <table:table-cell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6</text:p>
          </table:table-cell>
        </table:table-row>
        <table:table-row table:style-name="ro2">
          <table:table-cell office:value-type="string">
            <text:p><text:s text:c="2"/>7 </text:p>
          </table:table-cell>
          <table:table-cell/>
          <table:table-cell office:value-type="string">
            <text:p><text:s text:c="7"/>[2]</text:p>
          </table:table-cell>
          <table:table-cell table:style-name="ce13" office:value-type="string">
            <text:p><text:s text:c="2"/>2149.9 </text:p>
          </table:table-cell>
          <table:table-cell table:style-name="ce15" office:value-type="string">
            <text:p><text:s text:c="6"/>[18]</text:p>
          </table:table-cell>
          <table:table-cell table:style-name="ce12" office:value-type="string">
            <text:p><text:s text:c="2"/>808.7 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7 </text:p>
          </table:table-cell>
        </table:table-row>
        <table:table-row table:style-name="ro1">
          <table:table-cell office:value-type="string">
            <text:p><text:s text:c="2"/>8 </text:p>
          </table:table-cell>
          <table:table-cell table:number-columns-repeated="2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/>1333.6 </text:p>
          </table:table-cell>
          <table:table-cell table:style-name="ce18"/>
          <table:table-cell table:style-name="ce10" office:value-type="float" office:value="524.9">
            <text:p>524.9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8 </text:p>
          </table:table-cell>
        </table:table-row>
        <table:table-row table:style-name="ro2">
          <table:table-cell office:value-type="string">
            <text:p><text:s text:c="2"/>9 </text:p>
          </table:table-cell>
          <table:table-cell table:number-columns-repeated="2"/>
          <table:table-cell table:style-name="ce9" office:value-type="string">
            <text:p><text:s text:c="7"/>↓</text:p>
          </table:table-cell>
          <table:table-cell office:value-type="string">
            <text:p><text:s text:c="6"/>[11]</text:p>
          </table:table-cell>
          <table:table-cell table:style-name="ce12" office:value-type="string">
            <text:p><text:s/>1693.5 </text:p>
          </table:table-cell>
          <table:table-cell office:value-type="string">
            <text:p><text:s text:c="6"/>[17]</text:p>
          </table:table-cell>
          <table:table-cell table:style-name="ce12" office:value-type="string">
            <text:p><text:s text:c="3"/>884.8 </text:p>
          </table:table-cell>
          <table:table-cell table:style-name="ce18"/>
          <table:table-cell table:style-name="ce10" office:value-type="float" office:value="359.9">
            <text:p>359.9</text:p>
          </table:table-cell>
          <table:table-cell table:style-name="ce10"/>
          <table:table-cell office:value-type="string">
            <text:p><text:s text:c="2"/>9 </text:p>
          </table:table-cell>
        </table:table-row>
        <table:table-row table:style-name="ro2">
          <table:table-cell office:value-type="string">
            <text:p>10 </text:p>
          </table:table-cell>
          <table:table-cell table:number-columns-repeated="3"/>
          <table:table-cell office:value-type="string">
            <text:p><text:s text:c="7"/>[4]</text:p>
          </table:table-cell>
          <table:table-cell table:style-name="ce12" office:value-type="string">
            <text:p><text:s/>1950.9</text:p>
          </table:table-cell>
          <table:table-cell office:value-type="string">
            <text:p><text:s text:c="6"/>[16]</text:p>
          </table:table-cell>
          <table:table-cell office:value-type="float" office:value="1142.1606122449">
            <text:p>1142.2</text:p>
          </table:table-cell>
          <table:table-cell office:value-type="string">
            <text:p><text:s text:c="13"/>[19]</text:p>
          </table:table-cell>
          <table:table-cell table:style-name="ce12" office:value-type="string">
            <text:p><text:s text:c="2"/>617.3 </text:p>
          </table:table-cell>
          <table:table-cell table:style-name="ce12"/>
          <table:table-cell office:value-type="string">
            <text:p>10 </text:p>
          </table:table-cell>
        </table:table-row>
        <table:table-row table:style-name="ro2">
          <table:table-cell office:value-type="string">
            <text:p>11 </text:p>
          </table:table-cell>
          <table:table-cell table:number-columns-repeated="3"/>
          <table:table-cell office:value-type="string">
            <text:p><text:s text:c="7"/>[2]</text:p>
          </table:table-cell>
          <table:table-cell table:style-name="ce12" office:value-type="string">
            <text:p><text:s/>2141.3 </text:p>
          </table:table-cell>
          <table:table-cell office:value-type="string">
            <text:p><text:s text:c="6"/>[15]</text:p>
          </table:table-cell>
          <table:table-cell office:value-type="float" office:value="1332.613256873">
            <text:p>1332.6</text:p>
          </table:table-cell>
          <table:table-cell office:value-type="string">
            <text:p><text:s text:c="13"/>[18]</text:p>
          </table:table-cell>
          <table:table-cell table:style-name="ce12" office:value-type="string">
            <text:p><text:s text:c="2"/>807.7 </text:p>
          </table:table-cell>
          <table:table-cell table:style-name="ce12"/>
          <table:table-cell office:value-type="string">
            <text:p>11 </text:p>
          </table:table-cell>
        </table:table-row>
        <table:table-row table:style-name="ro1">
          <table:table-cell office:value-type="string">
            <text:p>12 </text:p>
          </table:table-cell>
          <table:table-cell table:number-columns-repeated="4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4]</text:p>
          </table:table-cell>
          <table:table-cell office:value-type="float" office:value="1477.4681122449">
            <text:p>1477.5</text:p>
          </table:table-cell>
          <table:table-cell office:value-type="string">
            <text:p><text:s text:c="9"/>E ring </text:p>
          </table:table-cell>
          <table:table-cell office:value-type="float" office:value="952.578125">
            <text:p>952.6</text:p>
          </table:table-cell>
          <table:table-cell/>
          <table:table-cell office:value-type="string">
            <text:p>12 </text:p>
          </table:table-cell>
        </table:table-row>
        <table:table-row table:style-name="ro2">
          <table:table-cell office:value-type="string">
            <text:p>13 </text:p>
          </table:table-cell>
          <table:table-cell table:number-columns-repeated="4"/>
          <table:table-cell table:style-name="ce9" office:value-type="string">
            <text:p><text:s text:c="8"/>↓</text:p>
          </table:table-cell>
          <table:table-cell office:value-type="string">
            <text:p><text:s text:c="6"/>[13]</text:p>
          </table:table-cell>
          <table:table-cell table:style-name="ce20" office:value-type="float" office:value="1590.19925129815">
            <text:p>1590.2</text:p>
          </table:table-cell>
          <table:table-cell office:value-type="string">
            <text:p><text:s text:c="9"/>E ring </text:p>
          </table:table-cell>
          <table:table-cell office:value-type="float" office:value="1065.30926405325">
            <text:p>1065.3</text:p>
          </table:table-cell>
          <table:table-cell/>
          <table:table-cell office:value-type="string">
            <text:p>13 </text:p>
          </table:table-cell>
        </table:table-row>
        <table:table-row table:style-name="ro2">
          <table:table-cell office:value-type="string">
            <text:p>14 </text:p>
          </table:table-cell>
          <table:table-cell table:number-columns-repeated="4"/>
          <table:table-cell table:style-name="ce16"/>
          <table:table-cell office:value-type="string">
            <text:p><text:s text:c="6"/>[12]</text:p>
          </table:table-cell>
          <table:table-cell office:value-type="float" office:value="1679.64795918367">
            <text:p>1679.6</text:p>
          </table:table-cell>
          <table:table-cell office:value-type="string">
            <text:p><text:s text:c="9"/>E ring </text:p>
          </table:table-cell>
          <table:table-cell office:value-type="float" office:value="1154.75797193878">
            <text:p>1154.8</text:p>
          </table:table-cell>
          <table:table-cell/>
          <table:table-cell office:value-type="string">
            <text:p>14 </text:p>
          </table:table-cell>
        </table:table-row>
        <table:table-row table:style-name="ro2">
          <table:table-cell office:value-type="string">
            <text:p>15 </text:p>
          </table:table-cell>
          <table:table-cell table:number-columns-repeated="5"/>
          <table:table-cell office:value-type="string">
            <text:p><text:s text:c="7"/>[9]</text:p>
          </table:table-cell>
          <table:table-cell office:value-type="float" office:value="1751.8106122449">
            <text:p>1751.8</text:p>
          </table:table-cell>
          <table:table-cell office:value-type="string">
            <text:p><text:s text:c="9"/>E ring </text:p>
          </table:table-cell>
          <table:table-cell office:value-type="float" office:value="1226.920625">
            <text:p>1226.9</text:p>
          </table:table-cell>
          <table:table-cell/>
          <table:table-cell office:value-type="string">
            <text:p>15 </text:p>
          </table:table-cell>
        </table:table-row>
        <table:table-row table:style-name="ro2">
          <table:table-cell office:value-type="string">
            <text:p>16 </text:p>
          </table:table-cell>
          <table:table-cell table:number-columns-repeated="5"/>
          <table:table-cell office:value-type="string">
            <text:p><text:s text:c="7"/>[8]</text:p>
          </table:table-cell>
          <table:table-cell office:value-type="float" office:value="1810.8704559949">
            <text:p>1810.9</text:p>
          </table:table-cell>
          <table:table-cell office:value-type="string">
            <text:p><text:s text:c="9"/>E ring </text:p>
          </table:table-cell>
          <table:table-cell office:value-type="float" office:value="1285.98046875">
            <text:p>1286.0</text:p>
          </table:table-cell>
          <table:table-cell/>
          <table:table-cell office:value-type="string">
            <text:p>16 </text:p>
          </table:table-cell>
        </table:table-row>
        <table:table-row table:style-name="ro2">
          <table:table-cell office:value-type="string">
            <text:p>17 </text:p>
          </table:table-cell>
          <table:table-cell table:number-columns-repeated="5"/>
          <table:table-cell office:value-type="string">
            <text:p><text:s text:c="7"/>[7]</text:p>
          </table:table-cell>
          <table:table-cell office:value-type="float" office:value="1859.81780947673">
            <text:p>1859.8</text:p>
          </table:table-cell>
          <table:table-cell office:value-type="string">
            <text:p><text:s text:c="9"/>E ring </text:p>
          </table:table-cell>
          <table:table-cell office:value-type="float" office:value="1334.92782223183">
            <text:p>1334.9</text:p>
          </table:table-cell>
          <table:table-cell/>
          <table:table-cell office:value-type="string">
            <text:p>17 </text:p>
          </table:table-cell>
        </table:table-row>
        <table:table-row table:style-name="ro2">
          <table:table-cell office:value-type="string">
            <text:p>18 </text:p>
          </table:table-cell>
          <table:table-cell table:number-columns-repeated="5"/>
          <table:table-cell office:value-type="string">
            <text:p><text:s text:c="7"/>[6]</text:p>
          </table:table-cell>
          <table:table-cell office:value-type="float" office:value="1900.83616780045">
            <text:p>1900.8</text:p>
          </table:table-cell>
          <table:table-cell office:value-type="string">
            <text:p><text:s text:c="9"/>E ring </text:p>
          </table:table-cell>
          <table:table-cell office:value-type="float" office:value="1375.94618055556">
            <text:p>1375.9</text:p>
          </table:table-cell>
          <table:table-cell/>
          <table:table-cell office:value-type="string">
            <text:p>18 </text:p>
          </table:table-cell>
        </table:table-row>
        <table:table-row table:style-name="ro2">
          <table:table-cell office:value-type="string">
            <text:p>19 </text:p>
          </table:table-cell>
          <table:table-cell table:number-columns-repeated="5"/>
          <table:table-cell office:value-type="string">
            <text:p><text:s text:c="7"/>[5]</text:p>
          </table:table-cell>
          <table:table-cell office:value-type="float" office:value="1935.55000282662">
            <text:p>1935.6</text:p>
          </table:table-cell>
          <table:table-cell office:value-type="string">
            <text:p><text:s text:c="9"/>E ring </text:p>
          </table:table-cell>
          <table:table-cell office:value-type="float" office:value="1410.66001558172">
            <text:p>1410.7</text:p>
          </table:table-cell>
          <table:table-cell/>
          <table:table-cell office:value-type="string">
            <text:p>19 </text:p>
          </table:table-cell>
        </table:table-row>
        <table:table-row table:style-name="ro4">
          <table:table-cell office:value-type="string">
            <text:p>20 </text:p>
          </table:table-cell>
          <table:table-cell table:number-columns-repeated="4"/>
          <table:table-cell office:value-type="string">
            <text:p><text:s text:c="12"/>A ring&amp;[3]<text:span text:style-name="T19">1</text:span></text:p>
          </table:table-cell>
          <table:table-cell/>
          <table:table-cell office:value-type="float" office:value="1965.1881122449">
            <text:p>1965.2</text:p>
          </table:table-cell>
          <table:table-cell office:value-type="string">
            <text:p><text:s text:c="9"/>E ring </text:p>
          </table:table-cell>
          <table:table-cell office:value-type="float" office:value="1440.298125">
            <text:p>1440.3</text:p>
          </table:table-cell>
          <table:table-cell/>
          <table:table-cell office:value-type="string">
            <text:p>20 </text:p>
          </table:table-cell>
        </table:table-row>
        <table:table-row table:style-name="ro2">
          <table:table-cell office:value-type="string">
            <text:p>21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1990.69387755102">
            <text:p>1990.7</text:p>
          </table:table-cell>
          <table:table-cell office:value-type="string">
            <text:p><text:s text:c="9"/>E ring </text:p>
          </table:table-cell>
          <table:table-cell office:value-type="float" office:value="1465.80389030612">
            <text:p>1465.8</text:p>
          </table:table-cell>
          <table:table-cell/>
          <table:table-cell office:value-type="string">
            <text:p>21 </text:p>
          </table:table-cell>
        </table:table-row>
        <table:table-row table:style-name="ro2">
          <table:table-cell office:value-type="string">
            <text:p>22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12.80127340192">
            <text:p>2012.8</text:p>
          </table:table-cell>
          <table:table-cell office:value-type="string">
            <text:p><text:s text:c="9"/>E ring </text:p>
          </table:table-cell>
          <table:table-cell office:value-type="float" office:value="1487.91128615702">
            <text:p>1487.9</text:p>
          </table:table-cell>
          <table:table-cell/>
          <table:table-cell office:value-type="string">
            <text:p>22 </text:p>
          </table:table-cell>
        </table:table-row>
        <table:table-row table:style-name="ro2">
          <table:table-cell office:value-type="string">
            <text:p>23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32.08826819953">
            <text:p>2032.1</text:p>
          </table:table-cell>
          <table:table-cell office:value-type="string">
            <text:p><text:s text:c="9"/>E ring </text:p>
          </table:table-cell>
          <table:table-cell office:value-type="float" office:value="1507.19828095463">
            <text:p>1507.2</text:p>
          </table:table-cell>
          <table:table-cell/>
          <table:table-cell office:value-type="string">
            <text:p>23 </text:p>
          </table:table-cell>
        </table:table-row>
        <table:table-row table:style-name="ro2">
          <table:table-cell office:value-type="string">
            <text:p>24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49.0149872449">
            <text:p>2049.0</text:p>
          </table:table-cell>
          <table:table-cell office:value-type="string">
            <text:p><text:s text:c="9"/>E ring </text:p>
          </table:table-cell>
          <table:table-cell office:value-type="float" office:value="1524.125">
            <text:p>1524.1</text:p>
          </table:table-cell>
          <table:table-cell/>
          <table:table-cell office:value-type="string">
            <text:p>24 </text:p>
          </table:table-cell>
        </table:table-row>
        <table:table-row table:style-name="ro2">
          <table:table-cell office:value-type="string">
            <text:p>25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63.9514122449">
            <text:p>2064.0</text:p>
          </table:table-cell>
          <table:table-cell office:value-type="string">
            <text:p><text:s text:c="9"/>E ring </text:p>
          </table:table-cell>
          <table:table-cell office:value-type="float" office:value="1539.061425">
            <text:p>1539.1</text:p>
          </table:table-cell>
          <table:table-cell/>
          <table:table-cell office:value-type="string">
            <text:p>25 </text:p>
          </table:table-cell>
        </table:table-row>
        <table:table-row table:style-name="ro2">
          <table:table-cell table:style-name="ce4" office:value-type="string">
            <text:p><text:s/>↓ <text:s text:c="12"/></text:p>
          </table:table-cell>
          <table:table-cell table:style-name="ce4"/>
          <table:table-cell table:number-columns-repeated="5"/>
          <table:table-cell table:style-name="ce21" office:value-type="string">
            <text:p><text:s text:c="7"/>↓ <text:s text:c="3"/></text:p>
          </table:table-cell>
          <table:table-cell/>
          <table:table-cell table:style-name="ce21" office:value-type="string">
            <text:p><text:s text:c="7"/>↓ <text:s text:c="3"/></text:p>
          </table:table-cell>
          <table:table-cell table:style-name="ce21"/>
          <table:table-cell table:style-name="ce4" office:value-type="string">
            <text:p><text:s/>↓ <text:s text:c="12"/></text:p>
          </table:table-cell>
        </table:table-row>
        <table:table-row table:style-name="ro2">
          <table:table-cell table:style-name="ce5" office:value-type="string">
            <text:p><text:s/>∞ <text:s/></text:p>
          </table:table-cell>
          <table:table-cell table:style-name="ce5"/>
          <table:table-cell table:style-name="ce11"/>
          <table:table-cell table:number-columns-repeated="2"/>
          <table:table-cell table:style-name="ce12"/>
          <table:table-cell office:value-type="string">
            <text:p><text:s/>IE A[1]</text:p>
          </table:table-cell>
          <table:table-cell office:value-type="float" office:value="2239.5306122449">
            <text:p>2239.5</text:p>
          </table:table-cell>
          <table:table-cell office:value-type="string">
            <text:p><text:s text:c="6"/>IE E[10]</text:p>
          </table:table-cell>
          <table:table-cell table:style-name="ce19" office:value-type="float" office:value="1714.640625">
            <text:p>1714.6</text:p>
          </table:table-cell>
          <table:table-cell table:style-name="ce19"/>
          <table:table-cell table:style-name="ce5" office:value-type="string">
            <text:p><text:s/>∞ <text:s/></text:p>
          </table:table-cell>
        </table:table-row>
        <table:table-row table:style-name="ro2">
          <table:table-cell table:style-name="ce6" office:value-type="string">
            <text:p>IE stands for Inner Edge.</text:p>
          </table:table-cell>
          <table:table-cell table:style-name="ce5"/>
          <table:table-cell table:style-name="ce11"/>
          <table:table-cell table:number-columns-repeated="2"/>
          <table:table-cell table:style-name="ce12"/>
          <table:table-cell table:number-columns-repeated="3"/>
          <table:table-cell table:style-name="ce19" table:number-columns-repeated="2"/>
          <table:table-cell table:style-name="Default"/>
        </table:table-row>
        <table:table-row table:style-name="ro5">
          <table:table-cell table:style-name="ce7" office:value-type="string">
            <text:p><text:span text:style-name="T14">Bolded </text:span><text:span text:style-name="T15">E</text:span><text:span text:style-name="T16">p</text:span><text:span text:style-name="T14">'s are assigned to individual satellites and ring inner edges in Saturn's satellite system.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Generally unbolded <text:span text:style-name="T1">E</text:span><text:span text:style-name="T2">p</text:span>'s contributed to the creation of the A ring and E ring. IE A is inner edge A ring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5">
          <table:table-cell table:style-name="ce7" office:value-type="string">
            <text:p>A satellite index [<text:span text:style-name="T1">i</text:span><text:span text:style-name="T17">]</text:span> to the left of each bolded <text:span text:style-name="T1">E</text:span><text:span text:style-name="T18">p</text:span> is assigned to a satellite or ring edge in Table 7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All unbolded close <text:span text:style-name="T1">E</text:span><text:span text:style-name="T2">p</text:span>'s contribute to either the A or E ring of Saturn. <text:s text:c="3"/>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<text:span text:style-name="T19">1</text:span><text:span text:style-name="T20">Daphnis (</text:span><text:span text:style-name="T21">E</text:span><text:span text:style-name="T2">p</text:span><text:span text:style-name="T20">(7,20),[3]) is in the Keeler Gap near the outer edge of the A ring. NASA(2021)</text:span>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<text:span text:style-name="T21">E</text:span><text:span text:style-name="T2">p</text:span><text:span text:style-name="T22">(7,8) and </text:span><text:span text:style-name="T21">E</text:span><text:span text:style-name="T2">p</text:span><text:span text:style-name="T22">(8,9) <text:s/>are out of the range of interest. <text:s/>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<text:span text:style-name="T17">(High </text:span><text:span text:style-name="T1">E</text:span><text:span text:style-name="T2">p</text:span>'s) is indicated for many <text:span text:style-name="T1">E</text:span><text:span text:style-name="T2">p</text:span>'s because they are out of range of interest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3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